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24c18b"/>
    </style:style>
    <style:style style:name="P2" style:family="paragraph" style:parent-style-name="Standard">
      <style:text-properties fo:font-weight="bold" officeooo:rsid="00202bcb" officeooo:paragraph-rsid="00202bcb" style:font-weight-asian="bold" style:font-weight-complex="bold"/>
    </style:style>
    <style:style style:name="P3" style:family="paragraph" style:parent-style-name="Standard">
      <style:text-properties fo:font-weight="bold" officeooo:rsid="0027eb69" officeooo:paragraph-rsid="0027eb69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28c82c" style:font-weight-asian="normal" style:font-weight-complex="normal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officeooo:rsid="00274548"/>
    </style:style>
    <style:style style:name="T5" style:family="text">
      <style:text-properties officeooo:rsid="0028c82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4">U3L4 German <text:tab/><text:tab/><text:tab/><text:tab/><text:tab/><text:tab/><text:tab/><text:tab/><text:tab/><text:tab/></text:span><text:span text:style-name="Emphasis"><text:span text:style-name="T3">ß ä ë ï ö ü</text:span></text:span> </text:p>
      <text:p text:style-name="P2"/>
      <text:p text:style-name="P2"/>
      <text:p text:style-name="P3">Vocabulary</text:p>
      <text:p text:style-name="P3"/>
      <text:p text:style-name="P3"><text:tab/>der Fisch<text:tab/><text:tab/><text:tab/><text:span text:style-name="T2">fish</text:span></text:p>
      <text:p text:style-name="P3"><text:tab/>das Schweinefleisch<text:tab/><text:tab/><text:span text:style-name="T2">pork</text:span></text:p>
      <text:p text:style-name="P3"><text:tab/>das Roastbeef<text:tab/><text:tab/><text:span text:style-name="T2">roast beef</text:span></text:p>
      <text:p text:style-name="P3"><text:tab/>das Rindfleisch<text:tab/><text:tab/><text:span text:style-name="T2">beef</text:span></text:p>
      <text:p text:style-name="P3"><text:tab/>das Hähnchen<text:tab/><text:tab/><text:span text:style-name="T2">chicken</text:span></text:p>
      <text:p text:style-name="P3"><text:tab/>das Kartoffel<text:tab/><text:tab/><text:tab/><text:span text:style-name="T2">potato</text:span></text:p>
      <text:p text:style-name="P3"><text:tab/>die Karotte<text:tab/><text:tab/><text:tab/><text:span text:style-name="T2">carrot</text:span></text:p>
      <text:p text:style-name="P3"><text:tab/>die Erbse<text:tab/><text:tab/><text:tab/><text:span text:style-name="T2">grape</text:span></text:p>
      <text:p text:style-name="P3"><text:tab/>der Salat<text:tab/><text:tab/><text:tab/><text:span text:style-name="T2">salad</text:span></text:p>
      <text:p text:style-name="P3"><text:tab/>die Suppe<text:tab/><text:tab/><text:tab/><text:span text:style-name="T2">soup</text:span></text:p>
      <text:p text:style-name="P3"><text:span text:style-name="T2"><text:tab/></text:span><text:span text:style-name="T5">die Banane<text:tab/><text:tab/><text:tab/></text:span><text:span text:style-name="T2">banana</text:span></text:p>
      <text:p text:style-name="P3"><text:tab/><text:span text:style-name="T5">die Apfel<text:tab/><text:tab/><text:tab/></text:span><text:span text:style-name="T2">apple</text:span></text:p>
      <text:p text:style-name="P3"><text:tab/><text:span text:style-name="T5">die Pflaume<text:tab/><text:tab/><text:tab/></text:span><text:span text:style-name="T2">plum</text:span></text:p>
      <text:p text:style-name="P3"><text:tab/><text:span text:style-name="T5">die Birne<text:tab/><text:tab/><text:tab/></text:span><text:span text:style-name="T2">pear</text:span></text:p>
      <text:p text:style-name="P3"><text:tab/><text:span text:style-name="T5">die Johannisbeere<text:tab/><text:tab/></text:span><text:span text:style-name="T2">currant</text:span></text:p>
      <text:p text:style-name="P3"><text:tab/><text:span text:style-name="T5">die Himbeere<text:tab/><text:tab/><text:tab/></text:span><text:span text:style-name="T2">raspberry</text:span></text:p>
      <text:p text:style-name="P3"><text:tab/><text:span text:style-name="T5">die Traube<text:tab/><text:tab/><text:tab/></text:span><text:span text:style-name="T2">grape</text:span></text:p>
      <text:p text:style-name="P3"><text:tab/><text:span text:style-name="T5">die Blaubeere<text:tab/><text:tab/><text:tab/></text:span><text:span text:style-name="T2">blueberry</text:span></text:p>
      <text:p text:style-name="P3"><text:tab/><text:span text:style-name="T5">die Erdbeere<text:tab/><text:tab/><text:tab/></text:span><text:span text:style-name="T2">strawberry</text:span></text:p>
      <text:p text:style-name="P3"><text:tab/><text:span text:style-name="T5">die Wassermelone<text:tab/><text:tab/></text:span><text:span text:style-name="T2">watermelon</text:span></text:p>
      <text:p text:style-name="P3"><text:tab/><text:span text:style-name="T5">die Aprikose<text:tab/><text:tab/><text:tab/></text:span><text:span text:style-name="T2">apricot</text:span></text:p>
      <text:p text:style-name="P3"><text:tab/><text:span text:style-name="T5">der Pfirsich<text:tab/><text:tab/><text:tab/></text:span><text:span text:style-name="T2">peach</text:span></text:p>
      <text:p text:style-name="P3"><text:tab/><text:span text:style-name="T5">die Grapefruit<text:tab/><text:tab/></text:span><text:span text:style-name="T2">grapefruit</text:span></text:p>
      <text:p text:style-name="P3"><text:tab/><text:span text:style-name="T5">die Orange<text:tab/><text:tab/><text:tab/></text:span><text:span text:style-name="T2">orange</text:span></text:p>
      <text:p text:style-name="P3"><text:tab/><text:span text:style-name="T5">die Zitrone<text:tab/><text:tab/><text:tab/></text:span><text:span text:style-name="T2">lemon</text:span></text:p>
      <text:p text:style-name="P3"/>
      <text:p text:style-name="P3">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30T12:42:02.791648640</meta:creation-date>
    <dc:date>2016-05-04T13:34:22.328999573</dc:date>
    <meta:editing-duration>PT1H20M32S</meta:editing-duration>
    <meta:editing-cycles>16</meta:editing-cycles>
    <meta:generator>LibreOffice/4.4.7.2$Linux_X86_64 LibreOffice_project/40$Build-2</meta:generator>
    <meta:document-statistic meta:table-count="0" meta:image-count="0" meta:object-count="0" meta:page-count="1" meta:paragraph-count="28" meta:word-count="86" meta:character-count="593" meta:non-whitespace-character-count="456"/>
  </office:meta>
</office:document-meta>
</file>